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9211e" draw:textarea-horizontal-align="justify" draw:textarea-vertical-align="middle" draw:auto-grow-height="false" fo:min-height="2.29cm" fo:min-width="3.94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655cm" fo:min-width="2.992cm"/>
      <style:paragraph-properties style:writing-mode="lr-tb"/>
    </style:style>
    <style:style style:name="gr3" style:family="graphic" style:parent-style-name="objectwithoutfill">
      <style:graphic-properties draw:marker-end="Arrowheads_20_2" draw:marker-end-width="0.3cm" draw:fill="none" draw:textarea-vertical-align="middle"/>
    </style:style>
    <style:style style:name="gr4" style:family="graphic" style:parent-style-name="objectwithoutfill">
      <style:graphic-properties draw:marker-end="Arrowheads_20_3" draw:marker-end-width="0.3cm" draw:fill="none" draw:textarea-vertical-align="middle"/>
    </style:style>
    <style:style style:name="gr5" style:family="graphic" style:parent-style-name="objectwithoutfill">
      <style:graphic-properties draw:marker-start="Arrowheads_20_14" draw:marker-start-width="0.3cm" draw:marker-end="Arrowheads_20_15" draw:marker-end-width="0.3cm" draw:fill="none" draw:textarea-vertical-align="middle"/>
    </style:style>
    <style:style style:name="gr6" style:family="graphic" style:parent-style-name="objectwithoutfill">
      <style:graphic-properties draw:marker-start="Arrowheads_20_16" draw:marker-start-width="0.3cm" draw:marker-end="Arrowheads_20_17" draw:marker-end-width="0.3cm" draw:fill="none" draw:textarea-vertical-align="middle"/>
    </style:style>
    <style:style style:name="gr7" style:family="graphic" style:parent-style-name="objectwithoutfill">
      <style:graphic-properties draw:marker-start="Arrowheads_20_18" draw:marker-start-width="0.3cm" draw:marker-end="Arrowheads_20_19" draw:marker-end-width="0.3cm" draw:fill="none" draw:textarea-vertical-align="middle"/>
    </style:style>
    <style:style style:name="gr8" style:family="graphic" style:parent-style-name="objectwithoutfill">
      <style:graphic-properties draw:marker-start="Arrowheads_20_20" draw:marker-start-width="0.3cm" draw:marker-end="Arrowheads_20_21" draw:marker-end-width="0.3cm" draw:fill="none" draw:textarea-vertical-align="middle"/>
    </style:style>
    <style:style style:name="gr9" style:family="graphic" style:parent-style-name="objectwithoutfill">
      <style:graphic-properties draw:marker-start="Arrowheads_20_22" draw:marker-start-width="0.3cm" draw:marker-end="Arrowheads_20_23" draw:marker-end-width="0.3cm" draw:fill="none" draw:textarea-vertical-align="middle"/>
    </style:style>
    <style:style style:name="gr10" style:family="graphic" style:parent-style-name="objectwithoutfill">
      <style:graphic-properties draw:marker-start="Arrowheads_20_26" draw:marker-start-width="0.3cm" draw:marker-end="Arrowheads_20_27" draw:marker-end-width="0.3cm" draw:fill="none" draw:textarea-vertical-align="middle"/>
    </style:style>
    <style:style style:name="gr11" style:family="graphic" style:parent-style-name="objectwithoutfill">
      <style:graphic-properties draw:marker-start="Arrowheads_20_28" draw:marker-start-width="0.3cm" draw:marker-end="Arrowheads_20_29" draw:marker-end-width="0.3cm" draw:fill="none" draw:textarea-vertical-align="middle"/>
    </style:style>
    <style:style style:name="gr12" style:family="graphic" style:parent-style-name="objectwithoutfill">
      <style:graphic-properties draw:marker-start="Arrowheads_20_30" draw:marker-start-width="0.3cm" draw:marker-end="Arrowheads_20_31" draw:marker-end-width="0.3cm" draw:fill="none" draw:textarea-vertical-align="middle"/>
    </style:style>
    <style:style style:name="gr13" style:family="graphic" style:parent-style-name="objectwithoutfill">
      <style:graphic-properties draw:marker-start="Arrowheads_20_32" draw:marker-start-width="0.3cm" draw:marker-end="Arrowheads_20_33" draw:marker-end-width="0.3cm" draw:fill="none" draw:textarea-vertical-align="middle"/>
    </style:style>
    <style:style style:name="gr14" style:family="graphic" style:parent-style-name="objectwithoutfill">
      <style:graphic-properties draw:marker-start="Arrowheads_20_34" draw:marker-start-width="0.3cm" draw:marker-end="Arrowheads_20_35" draw:marker-end-width="0.3cm" draw:fill="none" draw:textarea-vertical-align="middle"/>
    </style:style>
    <style:style style:name="gr15" style:family="graphic" style:parent-style-name="objectwithoutfill">
      <style:graphic-properties draw:marker-start="Arrowheads_20_38" draw:marker-start-width="0.3cm" draw:marker-end="Arrowheads_20_39" draw:marker-end-width="0.3cm" draw:fill="none" draw:textarea-vertical-align="middle"/>
    </style:style>
    <style:style style:name="gr16" style:family="graphic" style:parent-style-name="objectwithoutfill">
      <style:graphic-properties draw:marker-start="Arrowheads_20_40" draw:marker-start-width="0.3cm" draw:marker-end="Arrowheads_20_41" draw:marker-end-width="0.3cm" draw:fill="none" draw:textarea-vertical-align="middle"/>
    </style:style>
    <style:style style:name="gr17" style:family="graphic" style:parent-style-name="objectwithoutfill">
      <style:graphic-properties draw:marker-start="Arrowheads_20_44" draw:marker-start-width="0.3cm" draw:marker-end="Arrowheads_20_45" draw:marker-end-width="0.3cm" draw:fill="none" draw:textarea-vertical-align="middle"/>
    </style:style>
    <style:style style:name="gr18" style:family="graphic" style:parent-style-name="objectwithoutfill">
      <style:graphic-properties draw:marker-start="Arrowheads_20_46" draw:marker-start-width="0.3cm" draw:marker-end="Arrowheads_20_47" draw:marker-end-width="0.3cm" draw:fill="none" draw:textarea-vertical-align="middle"/>
    </style:style>
    <style:style style:name="gr19" style:family="graphic" style:parent-style-name="objectwithoutfill">
      <style:graphic-properties draw:marker-start="Arrowheads_20_50" draw:marker-start-width="0.3cm" draw:marker-end="Arrowheads_20_51" draw:marker-end-width="0.3cm" draw:fill="none" draw:textarea-vertical-align="middle"/>
    </style:style>
    <style:style style:name="gr20" style:family="graphic" style:parent-style-name="objectwithoutfill">
      <style:graphic-properties draw:marker-start="Arrowheads_20_54" draw:marker-start-width="0.3cm" draw:marker-end="Arrowheads_20_55" draw:marker-end-width="0.3cm" draw:fill="none" draw:textarea-vertical-align="middle"/>
    </style:style>
    <style:style style:name="gr21" style:family="graphic" style:parent-style-name="objectwithoutfill">
      <style:graphic-properties draw:marker-start="Arrowheads_20_58" draw:marker-start-width="0.3cm" draw:marker-end="Arrowheads_20_59" draw:marker-end-width="0.3cm" draw:fill="none" draw:textarea-vertical-align="middle"/>
    </style:style>
    <style:style style:name="gr22" style:family="graphic" style:parent-style-name="objectwithoutfill">
      <style:graphic-properties draw:marker-start="Arrowheads_20_60" draw:marker-start-width="0.3cm" draw:marker-end="Arrowheads_20_61" draw:marker-end-width="0.3cm" draw:fill="none" draw:textarea-vertical-align="middle"/>
    </style:style>
    <style:style style:name="gr23" style:family="graphic" style:parent-style-name="objectwithoutfill">
      <style:graphic-properties draw:marker-start="Arrowheads_20_70" draw:marker-start-width="0.3cm" draw:marker-end="Arrowheads_20_71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445cm" svg:height="2.54cm" svg:x="7.349cm" svg:y="1.64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3.492cm" svg:height="1.905cm" svg:x="1.635cm" svg:y="6.715cm">
          <text:p text:style-name="P1">basket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1" xml:id="id4" draw:id="id4" draw:layer="layout" svg:width="3.492cm" svg:height="1.905cm" svg:x="8.303cm" svg:y="6.715cm">
          <text:p text:style-name="P1">wallet</text:p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3.492cm" svg:height="1.905cm" svg:x="15.605cm" svg:y="6.715cm">
          <text:p text:style-name="P1">adviser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3.492cm" svg:height="1.905cm" svg:x="1.635cm" svg:y="11.16cm">
          <text:p text:style-name="P1">stock</text:p>
          <draw:enhanced-geometry svg:viewBox="0 0 21600 21600" draw:type="rectangle" draw:enhanced-path="M 0 0 L 21600 0 21600 21600 0 21600 0 0 Z N"/>
        </draw:custom-shape>
        <draw:custom-shape draw:style-name="gr2" draw:text-style-name="P1" xml:id="id11" draw:id="id11" draw:layer="layout" svg:width="3.492cm" svg:height="1.905cm" svg:x="12.43cm" svg:y="16.24cm">
          <text:p text:style-name="P1">public-Basket</text:p>
          <draw:enhanced-geometry svg:viewBox="0 0 21600 21600" draw:type="rectangle" draw:enhanced-path="M 0 0 L 21600 0 21600 21600 0 21600 0 0 Z N"/>
        </draw:custom-shape>
        <draw:custom-shape draw:style-name="gr2" draw:text-style-name="P1" xml:id="id12" draw:id="id12" draw:layer="layout" svg:width="3.492cm" svg:height="1.905cm" svg:x="5.762cm" svg:y="16.24cm">
          <text:p text:style-name="P1">amoOrder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3.492cm" svg:height="1.905cm" svg:x="6.398cm" svg:y="11.16cm">
          <text:p text:style-name="P1">co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6" draw:id="id6" draw:layer="layout" svg:width="3.492cm" svg:height="1.905cm" svg:x="10.842cm" svg:y="11.16cm">
          <text:p text:style-name="P1">broker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3.492cm" svg:height="1.905cm" svg:x="15.923cm" svg:y="11.16cm">
          <text:p text:style-name="P1">payment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3.492cm" svg:height="1.905cm" svg:x="9.537cm" svg:y="20.226cm">
          <text:p text:style-name="P1">recipert</text:p>
          <draw:enhanced-geometry svg:viewBox="0 0 21600 21600" draw:type="rectangle" draw:enhanced-path="M 0 0 L 21600 0 21600 21600 0 21600 0 0 Z N"/>
        </draw:custom-shape>
        <draw:custom-shape draw:style-name="gr2" draw:text-style-name="P1" xml:id="id13" draw:id="id13" draw:layer="layout" svg:width="3.492cm" svg:height="1.905cm" svg:x="2.588cm" svg:y="20.05cm">
          <text:p text:style-name="P1">fethHold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s" svg:x1="7.349cm" svg:y1="2.91cm" svg:x2="5.127cm" svg:y2="7.667cm" draw:start-shape="id1" draw:end-shape="id2" draw:end-glue-point="1" svg:d="M7349 2910h-502l-1219 4757h-501" svg:viewBox="0 0 2223 4758">
          <text:p/>
        </draw:connector>
        <draw:connector draw:style-name="gr4" draw:text-style-name="P2" draw:layer="layout" draw:type="lines" svg:x1="3.381cm" svg:y1="8.62cm" svg:x2="3.381cm" svg:y2="11.16cm" draw:start-shape="id2" draw:end-shape="id3" svg:d="M3381 8620v500 1538 502" svg:viewBox="0 0 1 2541">
          <text:p/>
        </draw:connector>
        <draw:connector draw:style-name="gr5" draw:text-style-name="P2" draw:layer="layout" draw:type="lines" svg:x1="5.009cm" svg:y1="10.9cm" svg:x2="8.303cm" svg:y2="7.667cm" draw:end-shape="id4" svg:d="M5009 10900l2793-3233h501" svg:viewBox="0 0 3295 3234">
          <text:p/>
        </draw:connector>
        <draw:connector draw:style-name="gr6" draw:text-style-name="P2" draw:layer="layout" draw:type="curve" svg:x1="5.127cm" svg:y1="12.112cm" svg:x2="6.398cm" svg:y2="12.112cm" draw:start-shape="id3" draw:end-shape="id5" draw:end-glue-point="3" svg:d="M5127 12112h1271" svg:viewBox="0 0 1272 1">
          <text:p/>
        </draw:connector>
        <draw:connector draw:style-name="gr7" draw:text-style-name="P2" draw:layer="layout" draw:type="curve" svg:x1="9.89cm" svg:y1="12.112cm" svg:x2="10.842cm" svg:y2="12.112cm" draw:start-shape="id5" draw:end-shape="id6" draw:end-glue-point="3" svg:d="M9890 12112h952" svg:viewBox="0 0 953 1">
          <text:p/>
        </draw:connector>
        <draw:connector draw:style-name="gr8" draw:text-style-name="P2" draw:layer="layout" draw:type="curve" svg:x1="14.334cm" svg:y1="12.112cm" svg:x2="15.923cm" svg:y2="12.112cm" draw:start-shape="id6" draw:start-glue-point="1" draw:end-shape="id7" draw:end-glue-point="3" svg:d="M14334 12112h1589" svg:viewBox="0 0 1590 1">
          <text:p/>
        </draw:connector>
        <draw:connector draw:style-name="gr9" draw:text-style-name="P2" draw:layer="layout" draw:type="curve" draw:line-skew="5.002cm" svg:x1="15.923cm" svg:y1="12.112cm" svg:x2="13.017cm" svg:y2="22.366cm" draw:start-shape="id7" svg:d="M15923 12112c4948 0 6401 10254-2906 10254" svg:viewBox="0 0 6814 10255">
          <text:p/>
        </draw:connector>
        <draw:connector draw:style-name="gr10" draw:text-style-name="P2" draw:layer="layout" draw:type="curve" svg:x1="11.283cm" svg:y1="20.226cm" svg:x2="10.049cm" svg:y2="8.62cm" draw:start-shape="id8" draw:end-shape="id4" svg:d="M11283 20226c0-8706-1234-2903-1234-11606" svg:viewBox="0 0 1235 11607">
          <text:p/>
        </draw:connector>
        <draw:connector draw:style-name="gr11" draw:text-style-name="P2" draw:layer="layout" draw:type="curve" svg:x1="11.794cm" svg:y1="2.91cm" svg:x2="15.605cm" svg:y2="7.667cm" draw:start-shape="id1" draw:start-glue-point="1" draw:end-shape="id9" svg:d="M11794 2910c2857 0 952 4757 3811 4757" svg:viewBox="0 0 3812 4758">
          <text:p/>
        </draw:connector>
        <draw:connector draw:style-name="gr12" draw:text-style-name="P2" xml:id="id10" draw:id="id10" draw:layer="layout" draw:type="curve" svg:x1="17.351cm" svg:y1="8.62cm" svg:x2="3.381cm" svg:y2="8.62cm" draw:start-shape="id9" draw:start-glue-point="2" draw:end-shape="id2" svg:d="M17351 8620c0 750-13970 750-13970 0" svg:viewBox="0 0 13971 564">
          <text:p/>
        </draw:connector>
        <draw:connector draw:style-name="gr13" draw:text-style-name="P2" draw:layer="layout" draw:type="curve" svg:x1="10.366cm" svg:y1="9.183cm" svg:x2="10.366cm" svg:y2="9.183cm" draw:start-shape="id10" draw:start-glue-point="0" draw:end-shape="id10" draw:end-glue-point="0" svg:d="M10366 9183z" svg:viewBox="0 0 1 1">
          <text:p/>
        </draw:connector>
        <draw:connector draw:style-name="gr14" draw:text-style-name="P2" draw:layer="layout" draw:type="curve" svg:x1="3.381cm" svg:y1="8.62cm" svg:x2="2.963cm" svg:y2="13.264cm" draw:start-shape="id2" draw:start-glue-point="2" svg:d="M3381 8620c0 3858-418 1536-418 4644" svg:viewBox="0 0 419 4645">
          <text:p/>
        </draw:connector>
        <draw:connector draw:style-name="gr15" draw:text-style-name="P2" draw:layer="layout" draw:type="curve" svg:x1="1.635cm" svg:y1="7.667cm" svg:x2="1.635cm" svg:y2="12.112cm" draw:start-shape="id2" draw:end-shape="id3" draw:end-glue-point="3" svg:d="M1635 7667c-751 0-751 4445 0 4445" svg:viewBox="0 0 564 4446">
          <text:p/>
        </draw:connector>
        <draw:connector draw:style-name="gr16" draw:text-style-name="P2" draw:layer="layout" draw:type="curve" svg:x1="3.381cm" svg:y1="13.065cm" svg:x2="14.176cm" svg:y2="16.24cm" draw:start-shape="id3" draw:start-glue-point="2" draw:end-shape="id11" svg:d="M3381 13065c0 2380 10795 793 10795 3175" svg:viewBox="0 0 10796 3176">
          <text:p/>
        </draw:connector>
        <draw:connector draw:style-name="gr17" draw:text-style-name="P2" draw:layer="layout" draw:type="curve" svg:x1="9.571cm" svg:y1="4.18cm" svg:x2="14.176cm" svg:y2="16.24cm" draw:start-shape="id1" draw:end-shape="id11" svg:d="M9571 4180c0 9045 4605 3015 4605 12060" svg:viewBox="0 0 4606 12061">
          <text:p/>
        </draw:connector>
        <draw:connector draw:style-name="gr18" draw:text-style-name="P2" draw:layer="layout" draw:type="curve" svg:x1="12.206cm" svg:y1="16.192cm" svg:x2="8.144cm" svg:y2="13.065cm" draw:end-shape="id5" draw:end-glue-point="2" svg:d="M12206 16192c0-1969-4062-406-4062-3127" svg:viewBox="0 0 4063 3128">
          <text:p/>
        </draw:connector>
        <draw:connector draw:style-name="gr19" draw:text-style-name="P2" draw:layer="layout" draw:type="curve" svg:x1="15.923cm" svg:y1="12.112cm" svg:x2="9.254cm" svg:y2="17.192cm" draw:start-shape="id7" draw:end-shape="id12" svg:d="M15923 12112c-5001 0-1667 5080-6669 5080" svg:viewBox="0 0 6670 5081">
          <text:p/>
        </draw:connector>
        <draw:connector draw:style-name="gr20" draw:text-style-name="P2" xml:id="id14" draw:id="id14" draw:layer="layout" draw:type="curve" svg:x1="6.032cm" svg:y1="15.945cm" svg:x2="5.127cm" svg:y2="7.667cm" draw:end-shape="id2" draw:end-glue-point="1" svg:d="M6032 15945c-303 0 149-8278-905-8278" svg:viewBox="0 0 906 8279">
          <text:p/>
        </draw:connector>
        <draw:connector draw:style-name="gr21" draw:text-style-name="P2" draw:layer="layout" draw:type="curve" svg:x1="9.571cm" svg:y1="4.18cm" svg:x2="12.588cm" svg:y2="11.16cm" draw:start-shape="id1" draw:end-shape="id6" svg:d="M9571 4180c0 5235 3017 1745 3017 6980" svg:viewBox="0 0 3018 6981">
          <text:p/>
        </draw:connector>
        <draw:connector draw:style-name="gr22" draw:text-style-name="P2" draw:layer="layout" draw:type="curve" svg:x1="10.842cm" svg:y1="12.112cm" svg:x2="6.08cm" svg:y2="21.002cm" draw:start-shape="id6" draw:end-shape="id13" svg:d="M10842 12112c-3571 0-1191 8890-4762 8890" svg:viewBox="0 0 4763 8891">
          <text:p/>
        </draw:connector>
        <draw:connector draw:style-name="gr23" draw:text-style-name="P2" draw:layer="layout" draw:type="curve" svg:x1="6.032cm" svg:y1="15.945cm" svg:x2="8.144cm" svg:y2="13.065cm" draw:start-shape="id14" draw:start-glue-point="2" draw:end-shape="id5" svg:d="M6032 15945c1408 0 2112-960 2112-2880" svg:viewBox="0 0 2113 288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70" draw:display-name="Arrowheads 70" svg:viewBox="0 0 20 20" svg:d="M0 20l10-20 10 20z"/>
    <draw:marker draw:name="Arrowheads_20_71" draw:display-name="Arrowheads 71" svg:viewBox="0 0 20 20" svg:d="M0 20l10-20 10 20z"/>
    <draw:marker draw:name="Arrowheads_20_72" draw:display-name="Arrowheads 72" svg:viewBox="0 0 20 20" svg:d="M0 20l10-20 10 20z"/>
    <draw:marker draw:name="Arrowheads_20_73" draw:display-name="Arrowheads 7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3T09:33:07.102360212</meta:creation-date>
    <dc:date>2024-05-13T10:03:21.290151638</dc:date>
    <meta:editing-duration>PT30M15S</meta:editing-duration>
    <meta:editing-cycles>1</meta:editing-cycles>
    <meta:document-statistic meta:object-count="33"/>
    <meta:generator>LibreOffice/7.5.9.2$Linux_X86_64 LibreOffice_project/50$Build-2</meta:generator>
  </office:meta>
</office:document-meta>
</file>